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rl-tb"/>
    </style:style>
    <style:style style:name="Table2.A" style:family="table-column">
      <style:table-column-properties style:column-width="0.8368in" style:rel-column-width="8191*"/>
    </style:style>
    <style:style style:name="Table2.H" style:family="table-column">
      <style:table-column-properties style:column-width="0.8375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9c86c4" officeooo:paragraph-rsid="05a28d3e"/>
    </style:style>
    <style:style style:name="P5" style:family="paragraph" style:parent-style-name="Text_20_body">
      <style:text-properties officeooo:rsid="05ae56f3" officeooo:paragraph-rsid="05ae56f3"/>
    </style:style>
    <style:style style:name="P6" style:family="paragraph" style:parent-style-name="Text_20_body">
      <style:text-properties officeooo:rsid="05af24b4" officeooo:paragraph-rsid="05af24b4"/>
    </style:style>
    <style:style style:name="P7" style:family="paragraph" style:parent-style-name="Text_20_body">
      <style:text-properties officeooo:rsid="05b6fa51" officeooo:paragraph-rsid="05b6fa51"/>
    </style:style>
    <style:style style:name="P8" style:family="paragraph" style:parent-style-name="Text_20_body">
      <style:text-properties officeooo:rsid="05be395e" officeooo:paragraph-rsid="05be395e"/>
    </style:style>
    <style:style style:name="P9" style:family="paragraph" style:parent-style-name="Text_20_body">
      <style:text-properties officeooo:rsid="05c386d6" officeooo:paragraph-rsid="05c386d6"/>
    </style:style>
    <style:style style:name="P10" style:family="paragraph" style:parent-style-name="Heading_20_2">
      <style:text-properties officeooo:rsid="05735d0c" officeooo:paragraph-rsid="05a28d3e"/>
    </style:style>
    <style:style style:name="P11" style:family="paragraph" style:parent-style-name="Heading_20_2">
      <style:text-properties officeooo:rsid="05735d0c" officeooo:paragraph-rsid="05ad8a96"/>
    </style:style>
    <style:style style:name="P12" style:family="paragraph" style:parent-style-name="Heading_20_2">
      <style:text-properties officeooo:rsid="05735d0c" officeooo:paragraph-rsid="05b6fa51"/>
    </style:style>
    <style:style style:name="P13" style:family="paragraph" style:parent-style-name="Heading_20_2">
      <style:text-properties officeooo:rsid="05735d0c" officeooo:paragraph-rsid="05bb0175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59e518c" officeooo:paragraph-rsid="05a28d3e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5ad8a96" officeooo:paragraph-rsid="05ad8a96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5add877" officeooo:paragraph-rsid="05add877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596ca4a" officeooo:paragraph-rsid="05be395e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5be395e" officeooo:paragraph-rsid="05be395e"/>
    </style:style>
    <style:style style:name="P19" style:family="paragraph" style:parent-style-name="Text_20_body">
      <style:paragraph-properties fo:text-align="end" style:justify-single-word="false" style:writing-mode="rl-tb"/>
      <style:text-properties fo:font-style="normal" officeooo:rsid="05be395e" officeooo:paragraph-rsid="05be395e" style:font-style-asian="normal" style:font-style-complex="normal"/>
    </style:style>
    <style:style style:name="P20" style:family="paragraph" style:parent-style-name="Table_20_Contents">
      <style:paragraph-properties fo:text-align="center" style:justify-single-word="false" style:writing-mode="rl-tb"/>
      <style:text-properties fo:font-weight="bold" officeooo:rsid="059c86c4" officeooo:paragraph-rsid="05a28d3e" style:font-weight-asian="bold" style:font-weight-complex="bold"/>
    </style:style>
    <style:style style:name="P21" style:family="paragraph" style:parent-style-name="Table_20_Contents">
      <style:paragraph-properties style:writing-mode="rl-tb"/>
      <style:text-properties fo:font-weight="bold" officeooo:rsid="05a316ce" officeooo:paragraph-rsid="05a316ce" style:font-weight-asian="bold" style:font-weight-complex="bold"/>
    </style:style>
    <style:style style:name="P22" style:family="paragraph" style:parent-style-name="Table_20_Contents">
      <style:paragraph-properties style:writing-mode="rl-tb"/>
      <style:text-properties officeooo:paragraph-rsid="05a28d3e"/>
    </style:style>
    <style:style style:name="P23" style:family="paragraph" style:parent-style-name="Table_20_Contents">
      <style:paragraph-properties fo:text-align="center" style:justify-single-word="false" style:writing-mode="rl-tb"/>
      <style:text-properties fo:font-size="14pt" officeooo:rsid="059dc5f2" officeooo:paragraph-rsid="05a28d3e" style:font-size-asian="14pt" style:font-size-complex="14pt"/>
    </style:style>
    <style:style style:name="P24" style:family="paragraph" style:parent-style-name="Heading_20_2">
      <style:paragraph-properties fo:text-align="end" style:justify-single-word="false" style:writing-mode="rl-tb"/>
      <style:text-properties officeooo:rsid="05735d0c" officeooo:paragraph-rsid="05ae56f3"/>
    </style:style>
    <style:style style:name="P25" style:family="paragraph" style:parent-style-name="Heading_20_2">
      <style:paragraph-properties fo:text-align="end" style:justify-single-word="false" style:writing-mode="rl-tb"/>
      <style:text-properties officeooo:rsid="05735d0c" officeooo:paragraph-rsid="05c28032"/>
    </style:style>
    <style:style style:name="P26" style:family="paragraph" style:parent-style-name="Table_20_Contents">
      <style:text-properties fo:font-weight="bold" officeooo:rsid="05a316ce" officeooo:paragraph-rsid="05a316ce" style:font-weight-asian="bold" style:font-weight-complex="bold"/>
    </style:style>
    <style:style style:name="P27" style:family="paragraph" style:parent-style-name="Table_20_Contents">
      <style:text-properties fo:font-weight="bold" officeooo:rsid="05add877" officeooo:paragraph-rsid="05add87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59dc5f2" officeooo:paragraph-rsid="05a28d3e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5add877" officeooo:paragraph-rsid="05add877" style:font-size-asian="14pt" style:font-size-complex="14pt"/>
    </style:style>
    <style:style style:name="P30" style:family="paragraph" style:parent-style-name="Text_20_body">
      <style:paragraph-properties fo:text-align="start" style:justify-single-word="false" style:writing-mode="lr-tb"/>
      <style:text-properties officeooo:rsid="0596ca4a" officeooo:paragraph-rsid="05be395e"/>
    </style:style>
    <style:style style:name="P31" style:family="paragraph" style:parent-style-name="Text_20_body">
      <style:paragraph-properties fo:text-align="start" style:justify-single-word="false" style:writing-mode="lr-tb"/>
      <style:text-properties fo:font-style="italic" officeooo:rsid="05be395e" officeooo:paragraph-rsid="05be395e" style:font-style-asian="italic" style:font-style-complex="italic"/>
    </style:style>
    <style:style style:name="P32" style:family="paragraph" style:parent-style-name="Text_20_body">
      <style:paragraph-properties fo:text-align="start" style:justify-single-word="false" style:writing-mode="lr-tb"/>
      <style:text-properties fo:font-style="normal" officeooo:rsid="05be395e" officeooo:paragraph-rsid="05be395e" style:font-style-asian="normal" style:font-style-complex="normal"/>
    </style:style>
    <style:style style:name="P33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28d3e"/>
    </style:style>
    <style:style style:name="T3" style:family="text">
      <style:text-properties officeooo:rsid="05a316ce"/>
    </style:style>
    <style:style style:name="T4" style:family="text">
      <style:text-properties officeooo:rsid="05a531e6"/>
    </style:style>
    <style:style style:name="T5" style:family="text">
      <style:text-properties officeooo:rsid="05a9c9df"/>
    </style:style>
    <style:style style:name="T6" style:family="text">
      <style:text-properties officeooo:rsid="05ad8a9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5add877"/>
    </style:style>
    <style:style style:name="T9" style:family="text">
      <style:text-properties officeooo:rsid="05af24b4"/>
    </style:style>
    <style:style style:name="T10" style:family="text">
      <style:text-properties officeooo:rsid="05b069d4"/>
    </style:style>
    <style:style style:name="T11" style:family="text">
      <style:text-properties officeooo:rsid="05b24a38"/>
    </style:style>
    <style:style style:name="T12" style:family="text">
      <style:text-properties officeooo:rsid="05b3b552"/>
    </style:style>
    <style:style style:name="T13" style:family="text">
      <style:text-properties officeooo:rsid="05b7685e"/>
    </style:style>
    <style:style style:name="T14" style:family="text">
      <style:text-properties officeooo:rsid="05b7cbae"/>
    </style:style>
    <style:style style:name="T15" style:family="text">
      <style:text-properties officeooo:rsid="05bb6e35"/>
    </style:style>
    <style:style style:name="T16" style:family="text">
      <style:text-properties officeooo:rsid="05bc609d"/>
    </style:style>
    <style:style style:name="T17" style:family="text">
      <style:text-properties officeooo:rsid="05be395e"/>
    </style:style>
    <style:style style:name="T18" style:family="text">
      <style:text-properties officeooo:rsid="0596ca4a"/>
    </style:style>
    <style:style style:name="T19" style:family="text">
      <style:text-properties officeooo:rsid="05bf149f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5c317e5"/>
    </style:style>
    <style:style style:name="T22" style:family="text">
      <style:text-properties officeooo:rsid="05c386d6"/>
    </style:style>
    <style:style style:name="T23" style:family="text">
      <style:text-properties officeooo:rsid="05c43d73"/>
    </style:style>
    <style:style style:name="T24" style:family="text">
      <style:text-properties officeooo:rsid="05cb886f"/>
    </style:style>
    <style:style style:name="T25" style:family="text">
      <style:text-properties officeooo:rsid="05cffe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span text:style-name="T1">מטלה</text:span> <text:span text:style-name="T5">8 - חלוקה אמיתית ויעילה; חלוקת חפצים</text:span></text:h>
      <text:p text:style-name="P3">יש לענות על שאלה אחת לבחירתכם. הגשה בזוגות, עד תחילת ההרצאה הבאה.</text:p>
      <text:p text:style-name="P10">שאלה <text:span text:style-name="T5">1: חישוב חלוקה הוגנת ויעילה</text:span></text:p>
      <text:p text:style-name="P4"><text:span text:style-name="T3">עמי תמי וצומי</text:span> <text:span text:style-name="T3">רוצים </text:span>להשתמש במחשב-העל המחלקתי לצורך ביצוע חישובים מורכבים. <text:span text:style-name="T4">הערך של עמי הוא: 1*כמות הדיסק שהוא מקבל ועוד 2*כמות המעבד שהוא מקבל ועוד 3*כמות הזיכרון שהוא מקבל. הערכים של תמי ושל צומי נקבעים באופן דומה רק עם מספרים שונים, בהתאם לטבלה הבאה: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דיסק</text:p>
          </table:table-cell>
          <table:table-cell table:style-name="Table1.A1" office:value-type="string">
            <text:p text:style-name="P20">מעבד</text:p>
          </table:table-cell>
          <table:table-cell table:style-name="Table1.A1" office:value-type="string">
            <text:p text:style-name="P20">זיכרון</text:p>
          </table:table-cell>
          <table:table-cell table:style-name="Table1.D1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3</text:p>
          </table:table-cell>
          <table:table-cell table:style-name="Table1.D2" office:value-type="string">
            <text:p text:style-name="P21">עמי</text:p>
          </table:table-cell>
        </table:table-row>
        <table:table-row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23">6</text:p>
          </table:table-cell>
          <table:table-cell table:style-name="Table1.D2" office:value-type="string">
            <text:p text:style-name="P21">תמי</text:p>
          </table:table-cell>
        </table:table-row>
        <table:table-row>
          <table:table-cell table:style-name="Table1.A2" office:value-type="string">
            <text:p text:style-name="P28">7</text:p>
          </table:table-cell>
          <table:table-cell table:style-name="Table1.A2" office:value-type="string">
            <text:p text:style-name="P28">8</text:p>
          </table:table-cell>
          <table:table-cell table:style-name="Table1.A2" office:value-type="string">
            <text:p text:style-name="P28">9</text:p>
          </table:table-cell>
          <table:table-cell table:style-name="Table1.D2" office:value-type="string">
            <text:p text:style-name="P26">צומי</text:p>
          </table:table-cell>
        </table:table-row>
      </table:table>
      <text:p text:style-name="P14"/>
      <text:p text:style-name="P14">כיתבו <text:span text:style-name="T2">פקודה בשפת Mathematica (או בשפה אחרת לבחירתכם) המוצאת חלוקה יעילה-פארטו וללא קנאה של משאבי המיחשוב.</text:span></text:p>
      <text:p text:style-name="P11">שאלה <text:span text:style-name="T6">2: חלוקה קשירה, יעילה וללא-קנאה</text:span></text:p>
      <text:p text:style-name="P15">למדנו שתמיד קיימת חלוקה שהיא <text:span text:style-name="T7">ללא-קנאה וקשירה</text:span>, וחלוקה שהיא <text:span text:style-name="T7">ללא-קנאה ויעילה</text:span>. <text:s/>בשאלה זו נראה שלא <text:span text:style-name="T12">תמיד </text:span>קיימת חלוקה שהיא <text:span text:style-name="T7">ללא-קנאה, קשירה, ויעילה</text:span> בו-זמנית.<text:span text:style-name="T8"> <text:s/></text:span></text:p>
      <text:p text:style-name="P16">נתונה עוגה חד-מימדית המחולקת לשבעה איזורים סמוכים. הערכים של עמי, תמי וצומי לכל אחד מהאיזורים נתונים בטבלה למטה<text:span text:style-name="T22">. כל אחד מהשחקנים רוצה חתיכה קשירה בלבד.</text:span>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27">עמי</text:p>
          </table:table-cell>
          <table:table-cell table:style-name="Table2.A1" office:value-type="string">
            <text:p text:style-name="P29">2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9">3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9">2</text:p>
          </table:table-cell>
          <table:table-cell table:style-name="Table2.A1" office:value-type="string">
            <text:p text:style-name="P29">0</text:p>
          </table:table-cell>
          <table:table-cell table:style-name="Table2.H1" office:value-type="string">
            <text:p text:style-name="P29">0</text:p>
          </table:table-cell>
        </table:table-row>
        <table:table-row>
          <table:table-cell table:style-name="Table2.A2" office:value-type="string">
            <text:p text:style-name="P27">תמי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7</text:p>
          </table:table-cell>
          <table:table-cell table:style-name="Table2.H2" office:value-type="string">
            <text:p text:style-name="P29">0</text:p>
          </table:table-cell>
        </table:table-row>
        <table:table-row>
          <table:table-cell table:style-name="Table2.A2" office:value-type="string">
            <text:p text:style-name="P27">צומי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2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2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9">0</text:p>
          </table:table-cell>
          <table:table-cell table:style-name="Table2.H2" office:value-type="string">
            <text:p text:style-name="P29">3</text:p>
          </table:table-cell>
        </table:table-row>
      </table:table>
      <text:p text:style-name="P15"/>
      <text:p text:style-name="P16">הוכיחו שלא קיימת חלוקה שהיא ג<text:span text:style-name="T24">ם</text:span> יעילה-פארטו<text:span text:style-name="T24"> וגם ללא-קנאה.</text:span></text:p>
      <text:p text:style-name="P25">שאלה <text:span text:style-name="T21">3: חלוקה קשירה, יעילה ופרופורציונלית</text:span></text:p>
      <text:p text:style-name="P9">נניח שיש n שחקנים<text:span text:style-name="T23"> וכל אחד מהם רוצה חתיכה קשירה בלבד. הוכיחו שתמיד קיימת חלוקה שהיא גם יעילה-פארטו וגם פרופורציונלית.</text:span></text:p>
      <text:p text:style-name="P24">שאלה <text:span text:style-name="T21">4: חלוקה אמיתית והוגנת של עוגה המחולקת לאיזורים</text:span></text:p>
      <text:p text:style-name="P5">נתונה עוגה המחולקת ל-k איזורים אחידים<text:span text:style-name="T9"> וידועים</text:span>. יש n שחקנים. לכל שחקן יש ערך שונה לכל אחד מהאיזורים<text:span text:style-name="T19">.</text:span> התפלגות הערך <text:span text:style-name="T19">של השחקן </text:span>היא אחידה בכל איזור.</text:p>
      <text:p text:style-name="P6">א. תארו אלגוריתם <text:span text:style-name="T7">אמיתי </text:span>המשיג חלוקה <text:span text:style-name="T7">פרופורציונליות </text:span><text:span text:style-name="T20">ו</text:span><text:span text:style-name="T7">ללא קנאה </text:span>של העוגה בין השחקנים.</text:p>
      <text:p text:style-name="P6"><text:soft-page-break/>ב. איך זה מסתדר עם <text:span text:style-name="T10">משפט ה</text:span>אי-האפשרות <text:span text:style-name="T10">שנזכר </text:span>בהרצאה<text:span text:style-name="T11"> לגבי פונקציות-ערך לא בינאריות?</text:span></text:p>
      <text:p text:style-name="P12">שאלה <text:span text:style-name="T21">5: השמת חדרים אמיתית ויעילה</text:span></text:p>
      <text:p text:style-name="P7">נתונים n דיירים ו-n חדרים. לכל דייר יש ערך שונה לכל חדר; סכום הערכים של כל דייר שווה למחיר הדירה כולה (<text:span text:style-name="T16">נניח </text:span>100). <text:s text:c="2"/>אנחנו רוצים לגרום לכל דייר להגיד לנו מהו הערך האמיתי שלו לכל חדר, <text:span text:style-name="T15">ולשים כל דייר ב</text:span>חדר אחד<text:span text:style-name="T15">, </text:span>כך שסכום הערכים <text:span text:style-name="T13">של הדיירים לחדרים שלהם </text:span>יהיה מקסימלי.</text:p>
      <text:p text:style-name="P7">להזכירכם, בהרצאות הקודמות למדנו שני מנגנונים אמיתיים כלליים: מיירסון ו-VCG.</text:p>
      <text:p text:style-name="P7">א. מדוע אי-אפשר <text:span text:style-name="T14">להשתמש </text:span>במנגנון של מיירסון <text:span text:style-name="T14">בבעיה </text:span>זו?</text:p>
      <text:p text:style-name="P7">ב. <text:span text:style-name="T14">הראו דוגמה להפעלה של </text:span>מנגנון וק"<text:span text:style-name="T14">ג על דירה בת 3 חדרים ו-3 דיירים</text:span>. <text:span text:style-name="T14">באיזה קושי מעשי ניתקל אם ננסה ליישם את תוצאות המנגנון במציאות?</text:span></text:p>
      <text:p text:style-name="P7"/>
      <text:p text:style-name="P13">שאלה <text:span text:style-name="T21">6: תיכנות אלגוריתם</text:span></text:p>
      <text:p text:style-name="P8">רוצים לחלק n חדרים ל-n דיירים. <text:span text:style-name="T25">בשאלה זו</text:span> נניח שאין כסף - כל החדרים בחינם. כל דייר<text:span text:style-name="T18"> מיוצג ע"י המחלקה הבאה:</text:span></text:p>
      <text:p text:style-name="P30">class Agent {</text:p>
      <text:p text:style-name="P30"><text:tab/>double eval(<text:span text:style-name="T17">room</text:span> <text:span text:style-name="T17">i</text:span>); <text:s/></text:p>
      <text:p text:style-name="P30"><text:s text:c="11"/>// INPUT: <text:s text:c="2"/><text:span text:style-name="T17">i</text:span>, a number between 0 and <text:span text:style-name="T17">n-1</text:span>.</text:p>
      <text:p text:style-name="P30"><text:s text:c="11"/>// OUTPUT: <text:s/>v, the value <text:span text:style-name="T17">of the room for the agent.</text:span></text:p>
      <text:p text:style-name="P30">}</text:p>
      <text:p text:style-name="P17">כיתבו בשפה לבחירתכם <text:span text:style-name="T17">אלגוריתם המקבל כקלט n שחקנים, בודק אם קיימת השמת חדרים ללא קנאה, ואם כן - מציג את ההשמה. כותרת הפונקציה:</text:span></text:p>
      <text:p text:style-name="P30">void <text:span text:style-name="T17">findEnvyFreeAssignment</text:span>(Agent[] agents)</text:p>
      <text:p text:style-name="P18">פלט לדוגמה:</text:p>
      <text:p text:style-name="P31">An envy-free assignment exists: agent 0 receives room 2, agent 1 receives room 1, agent 2 receives room 0.</text:p>
      <text:p text:style-name="P19">פלט אחר לדוגמה:</text:p>
      <text:p text:style-name="P32">An envy-free assignment does not exist.</text:p>
      <text:p text:style-name="Text_20_body">אם <text:span text:style-name="T17">אתם צריכים להשתמש באלגוריתם מוכר כלשהו על גרפים (שלמדתם בסמסטר שעבר), כיתבו רק את הכותרת של הפונקציה כך שתוכלו להשתמש בה בקוד שלכם; הניחו שגוף הפונקציה כבר ממומ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13T12:06:43.736366303</dc:date>
    <meta:editing-duration>P11DT3H18M23S</meta:editing-duration>
    <meta:editing-cycles>1318</meta:editing-cycles>
    <meta:document-statistic meta:table-count="2" meta:image-count="0" meta:object-count="0" meta:page-count="2" meta:paragraph-count="75" meta:word-count="519" meta:character-count="2811" meta:non-whitespace-character-count="2334"/>
  </office:meta>
</office:document-meta>
</file>